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text-indent="0in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search Method</text:h>
      <text:list xml:id="list35611701" text:style-name="L1">
        <text:list-header>
          <text:p text:style-name="P1">The first part of my research will involve a survey and evaulation of the existing games that teach computer science. I will decide which games teach computer science based off the ACM guide lines for computer science cirriculium. I will also need a definition of what a game is so I can consistently avoid media that borders on being a game (such as simulations and interactive visualisations). I will most likly not restrict myself to only computer games (this seems to serve no purpose). I will need to research futher into educational theory on learning with games so I can evaulated these games objectivly and effectivly. </text:p>
          <text:p text:style-name="P1">Once I have evaulated the current set of COSC games I will extend it in the way I find most needed. Extensions could be things like modifing an existing game to fix flaws or making a new game to fill in gaps in what is being taught. </text:p>
          <text:p text:style-name="P1">Next I will use an empiricial study (or if fesible multiple studies) to find out how effectivly COSC concepts can be learned from these games. As I do not have the time or resources to test all the COSC games (nor is that really neccisary) I will choose a small subset of them that I think best represent potential learning from my earlier survey and evaulation to be used for the study. To judge how well a subject is learned I will need a definition of what constitues learning and make sure I can gather the data needed. I judge the effectivness of the COSC games by as many measures of learning as possible to cover as many advantages or disadvantages of learning with COSC games as possible.</text:p>
          <text:p text:style-name="P1">I will also investigate the different approaches to educational games concurrently. I would like to establish if I can which type of educational game is more effective for learning. For this I will need to define each type of educational game.</text:p>
          <text:p text:style-name="P1">Lastly I will construct a guide for building the most effective type of educational game, or possibly both types of games if neither proves more effectiv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9M40S</meta:editing-duration>
    <meta:editing-cycles>13</meta:editing-cycles>
    <meta:generator>OpenOffice.org/3.2$Win32 OpenOffice.org_project/320m18$Build-9502</meta:generator>
    <dc:date>2011-11-07T16:09:12.89</dc:date>
    <dc:creator>Ben Gibson</dc:creator>
    <meta:document-statistic meta:table-count="0" meta:image-count="0" meta:object-count="0" meta:page-count="1" meta:paragraph-count="6" meta:word-count="355" meta:character-count="1974"/>
    <meta:user-defined meta:name="Info 1"/>
    <meta:user-defined meta:name="Info 2"/>
    <meta:user-defined meta:name="Info 3"/>
    <meta:user-defined meta:name="Info 4"/>
  </office:meta>
</office:document-meta>
</file>